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TagTests.argumentWithBod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ArgumentSupportTag.addArgument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TagTests.argumentWithExplic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TagTests.argumentWithImplic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rgumentSupportTag.ge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TagTests.argumentWith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Ta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TagTests.argumentWithValueThenReleaseThenBod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